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244in"/>
    </style:style>
    <style:style style:name="co2" style:family="table-column">
      <style:table-column-properties fo:break-before="auto" style:column-width="1.5846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4665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6602in"/>
    </style:style>
    <style:style style:name="co7" style:family="table-column">
      <style:table-column-properties fo:break-before="auto" style:column-width="1.6492in"/>
    </style:style>
    <style:style style:name="co8" style:family="table-column">
      <style:table-column-properties fo:break-before="auto" style:column-width="1.4772in"/>
    </style:style>
    <style:style style:name="co9" style:family="table-column">
      <style:table-column-properties fo:break-before="auto" style:column-width="1.8646in"/>
    </style:style>
    <style:style style:name="co10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2.0799in"/>
    </style:style>
    <style:style style:name="co13" style:family="table-column">
      <style:table-column-properties fo:break-before="auto" style:column-width="1.294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No Filter: pfixui-0.3.50</text:p>
          </table:table-cell>
          <table:table-cell table:number-columns-repeated="9"/>
        </table:table-row>
        <table:table-row table:style-name="ro1">
          <table:table-cell office:value-type="string">
            <text:p>10 threads / sessions</text:p>
          </table:table-cell>
          <table:table-cell table:number-columns-repeated="9"/>
        </table:table-row>
        <table:table-row table:style-name="ro1">
          <table:table-cell office:value-type="string">
            <text:p>8 pages, 1000 loops</text:p>
          </table:table-cell>
          <table:table-cell table:number-columns-repeated="9"/>
        </table:table-row>
        <table:table-row table:style-name="ro1">
          <table:table-cell office:value-type="string">
            <text:p>all request on same machine (pfix20)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68">
            <text:p>468</text:p>
          </table:table-cell>
          <table:table-cell office:value-type="float" office:value="19.0644924306943">
            <text:p>19.0644924306943</text:p>
          </table:table-cell>
          <table:table-cell office:value-type="float" office:value="0">
            <text:p>0</text:p>
          </table:table-cell>
          <table:table-cell office:value-type="float" office:value="49.0650651829391">
            <text:p>49.0650651829391</text:p>
          </table:table-cell>
          <table:table-cell office:value-type="float" office:value="814.173089973677">
            <text:p>814.173089973677</text:p>
          </table:table-cell>
          <table:table-cell office:value-type="float" office:value="16991.993">
            <text:p>16991.993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18">
            <text:p>518</text:p>
          </table:table-cell>
          <table:table-cell office:value-type="float" office:value="20.2155598250457">
            <text:p>20.2155598250457</text:p>
          </table:table-cell>
          <table:table-cell office:value-type="float" office:value="0">
            <text:p>0</text:p>
          </table:table-cell>
          <table:table-cell office:value-type="float" office:value="49.0718067748536">
            <text:p>49.0718067748536</text:p>
          </table:table-cell>
          <table:table-cell office:value-type="float" office:value="779.733757845355">
            <text:p>779.733757845355</text:p>
          </table:table-cell>
          <table:table-cell office:value-type="float" office:value="16271">
            <text:p>16271</text:p>
          </table:table-cell>
        </table:table-row>
        <table:table-row table:style-name="ro1">
          <table:table-cell office:value-type="string">
            <text:p>Brands</text:p>
          </table:table-cell>
          <table:table-cell office:value-type="float" office:value="10000">
            <text:p>1000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65">
            <text:p>465</text:p>
          </table:table-cell>
          <table:table-cell office:value-type="float" office:value="18.5846869414042">
            <text:p>18.5846869414042</text:p>
          </table:table-cell>
          <table:table-cell office:value-type="float" office:value="0">
            <text:p>0</text:p>
          </table:table-cell>
          <table:table-cell office:value-type="float" office:value="49.0742149352466">
            <text:p>49.0742149352466</text:p>
          </table:table-cell>
          <table:table-cell office:value-type="float" office:value="729.739326971679">
            <text:p>729.739326971679</text:p>
          </table:table-cell>
          <table:table-cell office:value-type="float" office:value="15227">
            <text:p>15227</text:p>
          </table:table-cell>
        </table:table-row>
        <table:table-row table:style-name="ro1">
          <table:table-cell office:value-type="string">
            <text:p>InvestorRelations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35">
            <text:p>535</text:p>
          </table:table-cell>
          <table:table-cell office:value-type="float" office:value="18.9840598808579">
            <text:p>18.9840598808579</text:p>
          </table:table-cell>
          <table:table-cell office:value-type="float" office:value="0">
            <text:p>0</text:p>
          </table:table-cell>
          <table:table-cell office:value-type="float" office:value="49.0874640434326">
            <text:p>49.0874640434326</text:p>
          </table:table-cell>
          <table:table-cell office:value-type="float" office:value="853.85342728674">
            <text:p>853.85342728674</text:p>
          </table:table-cell>
          <table:table-cell office:value-type="float" office:value="17812">
            <text:p>17812</text:p>
          </table:table-cell>
        </table:table-row>
        <table:table-row table:style-name="ro1">
          <table:table-cell office:value-type="string">
            <text:p>Press</text:p>
          </table:table-cell>
          <table:table-cell office:value-type="float" office:value="10000">
            <text:p>100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539">
            <text:p>539</text:p>
          </table:table-cell>
          <table:table-cell office:value-type="float" office:value="23.3961007843187">
            <text:p>23.3961007843187</text:p>
          </table:table-cell>
          <table:table-cell office:value-type="float" office:value="0">
            <text:p>0</text:p>
          </table:table-cell>
          <table:table-cell office:value-type="float" office:value="49.0995148967928">
            <text:p>49.0995148967928</text:p>
          </table:table-cell>
          <table:table-cell office:value-type="float" office:value="750.877346956812">
            <text:p>750.877346956812</text:p>
          </table:table-cell>
          <table:table-cell office:value-type="float" office:value="15660">
            <text:p>15660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23.890711981856">
            <text:p>23.890711981856</text:p>
          </table:table-cell>
          <table:table-cell office:value-type="float" office:value="0">
            <text:p>0</text:p>
          </table:table-cell>
          <table:table-cell office:value-type="float" office:value="49.1031313066834">
            <text:p>49.1031313066834</text:p>
          </table:table-cell>
          <table:table-cell office:value-type="float" office:value="1192.52516842374">
            <text:p>1192.52516842374</text:p>
          </table:table-cell>
          <table:table-cell office:value-type="float" office:value="24869">
            <text:p>24869</text:p>
          </table:table-cell>
        </table:table-row>
        <table:table-row table:style-name="ro1">
          <table:table-cell office:value-type="string">
            <text:p>Donation</text:p>
          </table:table-cell>
          <table:table-cell office:value-type="float" office:value="10000">
            <text:p>1000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23">
            <text:p>523</text:p>
          </table:table-cell>
          <table:table-cell office:value-type="float" office:value="18.6989199877961">
            <text:p>18.6989199877961</text:p>
          </table:table-cell>
          <table:table-cell office:value-type="float" office:value="0">
            <text:p>0</text:p>
          </table:table-cell>
          <table:table-cell office:value-type="float" office:value="49.1347372765598">
            <text:p>49.1347372765598</text:p>
          </table:table-cell>
          <table:table-cell office:value-type="float" office:value="697.195051394935">
            <text:p>697.195051394935</text:p>
          </table:table-cell>
          <table:table-cell office:value-type="float" office:value="14530">
            <text:p>14530</text:p>
          </table:table-cell>
        </table:table-row>
        <table:table-row table:style-name="ro1">
          <table:table-cell office:value-type="string">
            <text:p>Imprint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8.3159106254644">
            <text:p>18.3159106254644</text:p>
          </table:table-cell>
          <table:table-cell office:value-type="float" office:value="0">
            <text:p>0</text:p>
          </table:table-cell>
          <table:table-cell office:value-type="float" office:value="49.1383588770902">
            <text:p>49.1383588770902</text:p>
          </table:table-cell>
          <table:table-cell office:value-type="float" office:value="691.200118423445">
            <text:p>691.200118423445</text:p>
          </table:table-cell>
          <table:table-cell office:value-type="float" office:value="14404">
            <text:p>1440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0000">
            <text:p>80000</text:p>
          </table:table-cell>
          <table:table-cell table:style-name="ce1"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20.5767387919246">
            <text:p>20.5767387919246</text:p>
          </table:table-cell>
          <table:table-cell office:value-type="float" office:value="0">
            <text:p>0</text:p>
          </table:table-cell>
          <table:table-cell table:style-name="ce1" office:value-type="float" office:value="392.422324906064">
            <text:p>392.422324906064</text:p>
          </table:table-cell>
          <table:table-cell office:value-type="float" office:value="6503.5661857807">
            <text:p>6503.5661857807</text:p>
          </table:table-cell>
          <table:table-cell office:value-type="float" office:value="16970.624125">
            <text:p>16970.6241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 text:c="7"/>H <text:s text:c="4"/>state load <text:s/>AP </text:p>
          </table:table-cell>
          <table:table-cell office:value-type="string">
            <text:p><text:s/>S </text:p>
          </table:table-cell>
          <table:table-cell office:value-type="string">
            <text:p><text:s/>A </text:p>
          </table:table-cell>
          <table:table-cell table:style-name="ce2" office:value-type="string">
            <text:p><text:s/>ajp </text:p>
          </table:table-cell>
          <table:table-cell table:style-name="ce2" office:value-type="string">
            <text:p><text:s text:c="2"/>TP </text:p>
          </table:table-cell>
          <table:table-cell table:style-name="ce2" office:value-type="string">
            <text:p><text:s text:c="3"/>av </text:p>
          </table:table-cell>
          <table:table-cell table:style-name="ce2" office:value-type="string">
            <text:p><text:s/>sess </text:p>
          </table:table-cell>
          <table:table-cell office:value-type="string">
            <text:p><text:s text:c="2"/>lastupdate </text:p>
          </table:table-cell>
          <table:table-cell office:value-type="string">
            <text:p><text:s text:c="3"/>lastvisit </text:p>
          </table:table-cell>
          <table:table-cell office:value-type="string">
            <text:p><text:s text:c="3"/>lasttrail</text:p>
          </table:table-cell>
        </table:table-row>
        <table:table-row table:style-name="ro1">
          <table:table-cell table:style-name="ce1" office:value-type="string">
            <text:p><text:s text:c="2"/>pfix20 <text:s text:c="3"/>ACTIVE 7.47 <text:s/>67 </text:p>
          </table:table-cell>
          <table:table-cell office:value-type="string">
            <text:p><text:s/>a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3"/>9 </text:p>
          </table:table-cell>
          <table:table-cell table:style-name="ce2" office:value-type="string">
            <text:p><text:s/>128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3"/>10 </text:p>
          </table:table-cell>
          <table:table-cell office:value-type="string">
            <text:p><text:s/>19.08 10:29 </text:p>
          </table:table-cell>
          <table:table-cell office:value-type="string">
            <text:p><text:s/>19.08 10:53 </text:p>
          </table:table-cell>
          <table:table-cell office:value-type="string">
            <text:p><text:s/>19.08 11:01</text:p>
          </table:table-cell>
        </table:table-row>
        <table:table-row table:style-name="ro1">
          <table:table-cell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1 </text:p>
          </table:table-cell>
          <table:table-cell table:style-name="ce2" office:value-type="string">
            <text:p><text:s/>128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8.08 18:55 </text:p>
          </table:table-cell>
          <table:table-cell office:value-type="string">
            <text:p><text:s/>19.08 10:22 </text:p>
          </table:table-cell>
          <table:table-cell office:value-type="string">
            <text:p><text:s/>19.08 10:26</text:p>
          </table:table-cell>
        </table:table-row>
        <table:table-row table:style-name="ro1">
          <table:table-cell office:value-type="string">
            <text:p><text:s text:c="2"/>pfix21 <text:s text:c="3"/>ACTIVE 0.16 <text:s/>67 </text:p>
          </table:table-cell>
          <table:table-cell office:value-type="string">
            <text:p><text:s/>a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3"/>7 </text:p>
          </table:table-cell>
          <table:table-cell table:style-name="ce2" office:value-type="string">
            <text:p><text:s/>129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9.08 10:29 </text:p>
          </table:table-cell>
          <table:table-cell office:value-type="string">
            <text:p><text:s/>19.08 10:49 </text:p>
          </table:table-cell>
          <table:table-cell office:value-type="string">
            <text:p><text:s/>19.08 10:53</text:p>
          </table:table-cell>
        </table:table-row>
        <table:table-row table:style-name="ro1">
          <table:table-cell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1 </text:p>
          </table:table-cell>
          <table:table-cell table:style-name="ce2" office:value-type="string">
            <text:p><text:s/>129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8.08 18:55 </text:p>
          </table:table-cell>
          <table:table-cell office:value-type="string">
            <text:p><text:s/>19.08 10:21 </text:p>
          </table:table-cell>
          <table:table-cell office:value-type="string">
            <text:p><text:s/>19.08 10: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Filter: pfixui-0.0.1-SNAPSHOT</text:p>
          </table:table-cell>
          <table:table-cell table:number-columns-repeated="9"/>
        </table:table-row>
        <table:table-row table:style-name="ro1">
          <table:table-cell office:value-type="string">
            <text:p>10 threads / sessions</text:p>
          </table:table-cell>
          <table:table-cell table:number-columns-repeated="9"/>
        </table:table-row>
        <table:table-row table:style-name="ro1">
          <table:table-cell office:value-type="string">
            <text:p>8 pages, 1000 loops</text:p>
          </table:table-cell>
          <table:table-cell table:number-columns-repeated="9"/>
        </table:table-row>
        <table:table-row table:style-name="ro1">
          <table:table-cell office:value-type="string">
            <text:p>all request on same machine (pfix20)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48">
            <text:p>848</text:p>
          </table:table-cell>
          <table:table-cell office:value-type="float" office:value="21.0573188939143">
            <text:p>21.0573188939143</text:p>
          </table:table-cell>
          <table:table-cell office:value-type="float" office:value="0">
            <text:p>0</text:p>
          </table:table-cell>
          <table:table-cell office:value-type="float" office:value="45.2857531020741">
            <text:p>45.2857531020741</text:p>
          </table:table-cell>
          <table:table-cell office:value-type="float" office:value="782.59411122464">
            <text:p>782.59411122464</text:p>
          </table:table-cell>
          <table:table-cell office:value-type="float" office:value="17695.993">
            <text:p>17695.993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49">
            <text:p>849</text:p>
          </table:table-cell>
          <table:table-cell office:value-type="float" office:value="23.6002864177535">
            <text:p>23.6002864177535</text:p>
          </table:table-cell>
          <table:table-cell office:value-type="float" office:value="0">
            <text:p>0</text:p>
          </table:table-cell>
          <table:table-cell office:value-type="float" office:value="45.2886244033224">
            <text:p>45.2886244033224</text:p>
          </table:table-cell>
          <table:table-cell office:value-type="float" office:value="752.879153532966">
            <text:p>752.879153532966</text:p>
          </table:table-cell>
          <table:table-cell office:value-type="float" office:value="17023">
            <text:p>17023</text:p>
          </table:table-cell>
        </table:table-row>
        <table:table-row table:style-name="ro1">
          <table:table-cell office:value-type="string">
            <text:p>Brands</text:p>
          </table:table-cell>
          <table:table-cell office:value-type="float" office:value="10000">
            <text:p>1000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20">
            <text:p>320</text:p>
          </table:table-cell>
          <table:table-cell office:value-type="float" office:value="19.6486224552766">
            <text:p>19.6486224552766</text:p>
          </table:table-cell>
          <table:table-cell office:value-type="float" office:value="0">
            <text:p>0</text:p>
          </table:table-cell>
          <table:table-cell office:value-type="float" office:value="45.2892397295327">
            <text:p>45.2892397295327</text:p>
          </table:table-cell>
          <table:table-cell office:value-type="float" office:value="700.346788200342">
            <text:p>700.346788200342</text:p>
          </table:table-cell>
          <table:table-cell office:value-type="float" office:value="15835">
            <text:p>15835</text:p>
          </table:table-cell>
        </table:table-row>
        <table:table-row table:style-name="ro1">
          <table:table-cell office:value-type="string">
            <text:p>InvestorRelations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45">
            <text:p>845</text:p>
          </table:table-cell>
          <table:table-cell office:value-type="float" office:value="21.2271377015367">
            <text:p>21.2271377015367</text:p>
          </table:table-cell>
          <table:table-cell office:value-type="float" office:value="0">
            <text:p>0</text:p>
          </table:table-cell>
          <table:table-cell office:value-type="float" office:value="45.2925217517336">
            <text:p>45.2925217517336</text:p>
          </table:table-cell>
          <table:table-cell office:value-type="float" office:value="814.734619791926">
            <text:p>814.734619791926</text:p>
          </table:table-cell>
          <table:table-cell office:value-type="float" office:value="18420">
            <text:p>18420</text:p>
          </table:table-cell>
        </table:table-row>
        <table:table-row table:style-name="ro1">
          <table:table-cell office:value-type="string">
            <text:p>Press</text:p>
          </table:table-cell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26">
            <text:p>826</text:p>
          </table:table-cell>
          <table:table-cell office:value-type="float" office:value="23.3830491758453">
            <text:p>23.3830491758453</text:p>
          </table:table-cell>
          <table:table-cell office:value-type="float" office:value="0">
            <text:p>0</text:p>
          </table:table-cell>
          <table:table-cell office:value-type="float" office:value="45.2968301278277">
            <text:p>45.2968301278277</text:p>
          </table:table-cell>
          <table:table-cell office:value-type="float" office:value="719.618000507325">
            <text:p>719.618000507325</text:p>
          </table:table-cell>
          <table:table-cell office:value-type="float" office:value="16268">
            <text:p>16268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874">
            <text:p>874</text:p>
          </table:table-cell>
          <table:table-cell office:value-type="float" office:value="27.3548912626243">
            <text:p>27.3548912626243</text:p>
          </table:table-cell>
          <table:table-cell office:value-type="float" office:value="0">
            <text:p>0</text:p>
          </table:table-cell>
          <table:table-cell office:value-type="float" office:value="45.2988820235917">
            <text:p>45.2988820235917</text:p>
          </table:table-cell>
          <table:table-cell office:value-type="float" office:value="1129.19849856856">
            <text:p>1129.19849856856</text:p>
          </table:table-cell>
          <table:table-cell office:value-type="float" office:value="25526">
            <text:p>25526</text:p>
          </table:table-cell>
        </table:table-row>
        <table:table-row table:style-name="ro1">
          <table:table-cell office:value-type="string">
            <text:p>Donation</text:p>
          </table:table-cell>
          <table:table-cell office:value-type="float" office:value="10000">
            <text:p>1000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855">
            <text:p>855</text:p>
          </table:table-cell>
          <table:table-cell office:value-type="float" office:value="20.7348077008204">
            <text:p>20.7348077008204</text:p>
          </table:table-cell>
          <table:table-cell office:value-type="float" office:value="0">
            <text:p>0</text:p>
          </table:table-cell>
          <table:table-cell office:value-type="float" office:value="45.3103760761214">
            <text:p>45.3103760761214</text:p>
          </table:table-cell>
          <table:table-cell office:value-type="float" office:value="671.956417082012">
            <text:p>671.956417082012</text:p>
          </table:table-cell>
          <table:table-cell office:value-type="float" office:value="15186">
            <text:p>15186</text:p>
          </table:table-cell>
        </table:table-row>
        <table:table-row table:style-name="ro1">
          <table:table-cell office:value-type="string">
            <text:p>Imprint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07">
            <text:p>907</text:p>
          </table:table-cell>
          <table:table-cell office:value-type="float" office:value="22.9091503037542">
            <text:p>22.9091503037542</text:p>
          </table:table-cell>
          <table:table-cell office:value-type="float" office:value="0">
            <text:p>0</text:p>
          </table:table-cell>
          <table:table-cell office:value-type="float" office:value="45.3109919935477">
            <text:p>45.3109919935477</text:p>
          </table:table-cell>
          <table:table-cell office:value-type="float" office:value="664.266222467909">
            <text:p>664.266222467909</text:p>
          </table:table-cell>
          <table:table-cell office:value-type="float" office:value="15012">
            <text:p>1501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0000">
            <text:p>80000</text:p>
          </table:table-cell>
          <table:table-cell table:style-name="ce1"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07">
            <text:p>907</text:p>
          </table:table-cell>
          <table:table-cell office:value-type="float" office:value="22.9478703193476">
            <text:p>22.9478703193476</text:p>
          </table:table-cell>
          <table:table-cell office:value-type="float" office:value="0">
            <text:p>0</text:p>
          </table:table-cell>
          <table:table-cell table:style-name="ce1" office:value-type="float" office:value="362.194172295768">
            <text:p>362.194172295768</text:p>
          </table:table-cell>
          <table:table-cell office:value-type="float" office:value="6232.55141070386">
            <text:p>6232.55141070386</text:p>
          </table:table-cell>
          <table:table-cell office:value-type="float" office:value="17620.749125">
            <text:p>17620.7491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 text:c="7"/>H <text:s text:c="4"/>state load <text:s/>AP </text:p>
          </table:table-cell>
          <table:table-cell office:value-type="string">
            <text:p><text:s/>S </text:p>
          </table:table-cell>
          <table:table-cell office:value-type="string">
            <text:p><text:s/>A </text:p>
          </table:table-cell>
          <table:table-cell office:value-type="string">
            <text:p><text:s/>ajp </text:p>
          </table:table-cell>
          <table:table-cell office:value-type="string">
            <text:p><text:s text:c="2"/>TP </text:p>
          </table:table-cell>
          <table:table-cell office:value-type="string">
            <text:p><text:s text:c="3"/>av </text:p>
          </table:table-cell>
          <table:table-cell office:value-type="string">
            <text:p><text:s/>sess </text:p>
          </table:table-cell>
          <table:table-cell office:value-type="string">
            <text:p><text:s text:c="2"/>lastupdate </text:p>
          </table:table-cell>
          <table:table-cell office:value-type="string">
            <text:p><text:s text:c="3"/>lastvisit </text:p>
          </table:table-cell>
          <table:table-cell office:value-type="string">
            <text:p><text:s text:c="3"/>lasttrail</text:p>
          </table:table-cell>
        </table:table-row>
        <table:table-row table:style-name="ro1">
          <table:table-cell table:style-name="ce1" office:value-type="string">
            <text:p><text:s text:c="2"/>pfix20 <text:s text:c="3"/>ACTIVE 8.21 <text:s/>67 </text:p>
          </table:table-cell>
          <table:table-cell office:value-type="string">
            <text:p><text:s/>a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1 </text:p>
          </table:table-cell>
          <table:table-cell table:style-name="ce2" office:value-type="string">
            <text:p><text:s/>127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9.08 10:29 </text:p>
          </table:table-cell>
          <table:table-cell office:value-type="string">
            <text:p><text:s/>19.08 10:53 </text:p>
          </table:table-cell>
          <table:table-cell office:value-type="string">
            <text:p><text:s/>19.08 11:01</text:p>
          </table:table-cell>
        </table:table-row>
        <table:table-row table:style-name="ro1">
          <table:table-cell table:style-name="ce3"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3"/>8 </text:p>
          </table:table-cell>
          <table:table-cell table:style-name="ce2" office:value-type="string">
            <text:p><text:s/>128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3"/>10 </text:p>
          </table:table-cell>
          <table:table-cell office:value-type="string">
            <text:p><text:s/>18.08 18:55 </text:p>
          </table:table-cell>
          <table:table-cell office:value-type="string">
            <text:p><text:s/>19.08 11:30 </text:p>
          </table:table-cell>
          <table:table-cell office:value-type="string">
            <text:p><text:s/>19.08 11:59</text:p>
          </table:table-cell>
        </table:table-row>
        <table:table-row table:style-name="ro1">
          <table:table-cell office:value-type="string">
            <text:p><text:s text:c="2"/>pfix21 <text:s text:c="3"/>ACTIVE 0.05 <text:s/>67 </text:p>
          </table:table-cell>
          <table:table-cell office:value-type="string">
            <text:p><text:s/>a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1 </text:p>
          </table:table-cell>
          <table:table-cell table:style-name="ce2" office:value-type="string">
            <text:p><text:s/>127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9.08 10:29 </text:p>
          </table:table-cell>
          <table:table-cell office:value-type="string">
            <text:p><text:s/>19.08 10:49 </text:p>
          </table:table-cell>
          <table:table-cell office:value-type="string">
            <text:p><text:s/>19.08 10:53</text:p>
          </table:table-cell>
        </table:table-row>
        <table:table-row table:style-name="ro1">
          <table:table-cell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3"/>7 </text:p>
          </table:table-cell>
          <table:table-cell table:style-name="ce2" office:value-type="string">
            <text:p><text:s/>129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8.08 18:55 </text:p>
          </table:table-cell>
          <table:table-cell office:value-type="string">
            <text:p><text:s/>19.08 11:23 </text:p>
          </table:table-cell>
          <table:table-cell office:value-type="string">
            <text:p><text:s/>19.08 11:29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No Filter: pfixui-0.3.50</text:p>
          </table:table-cell>
          <table:table-cell table:number-columns-repeated="9"/>
        </table:table-row>
        <table:table-row table:style-name="ro1">
          <table:table-cell office:value-type="string">
            <text:p>10 threads / sessions</text:p>
          </table:table-cell>
          <table:table-cell table:number-columns-repeated="9"/>
        </table:table-row>
        <table:table-row table:style-name="ro1">
          <table:table-cell office:value-type="string">
            <text:p>8 pages, 10000 loops</text:p>
          </table:table-cell>
          <table:table-cell table:number-columns-repeated="9"/>
        </table:table-row>
        <table:table-row table:style-name="ro1">
          <table:table-cell office:value-type="string">
            <text:p>request distributed on pfix20/21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55136">
            <text:p>5513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49">
            <text:p>949</text:p>
          </table:table-cell>
          <table:table-cell office:value-type="float" office:value="11.35464716066">
            <text:p>11.35464716066</text:p>
          </table:table-cell>
          <table:table-cell table:style-name="ce2" office:value-type="string">
            <text:p>5.441091120139292E-5</text:p>
          </table:table-cell>
          <table:table-cell office:value-type="float" office:value="88.5297914565925">
            <text:p>88.5297914565925</text:p>
          </table:table-cell>
          <table:table-cell office:value-type="float" office:value="1468.97146378238">
            <text:p>1468.97146378238</text:p>
          </table:table-cell>
          <table:table-cell office:value-type="float" office:value="16991.1930680499">
            <text:p>16991.1930680499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55133">
            <text:p>5513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47">
            <text:p>847</text:p>
          </table:table-cell>
          <table:table-cell office:value-type="float" office:value="10.108037295116">
            <text:p>10.108037295116</text:p>
          </table:table-cell>
          <table:table-cell office:value-type="float" office:value="0">
            <text:p>0</text:p>
          </table:table-cell>
          <table:table-cell office:value-type="float" office:value="88.5281016869683">
            <text:p>88.5281016869683</text:p>
          </table:table-cell>
          <table:table-cell office:value-type="float" office:value="1406.68041264518">
            <text:p>1406.68041264518</text:p>
          </table:table-cell>
          <table:table-cell office:value-type="float" office:value="16271">
            <text:p>16271</text:p>
          </table:table-cell>
        </table:table-row>
        <table:table-row table:style-name="ro1">
          <table:table-cell office:value-type="string">
            <text:p>Brands</text:p>
          </table:table-cell>
          <table:table-cell office:value-type="float" office:value="55133">
            <text:p>5513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82">
            <text:p>682</text:p>
          </table:table-cell>
          <table:table-cell office:value-type="float" office:value="10.3734571536751">
            <text:p>10.3734571536751</text:p>
          </table:table-cell>
          <table:table-cell table:style-name="ce2" office:value-type="string">
            <text:p>5.441387190974552E-5</text:p>
          </table:table-cell>
          <table:table-cell office:value-type="float" office:value="88.5296653783221">
            <text:p>88.5296653783221</text:p>
          </table:table-cell>
          <table:table-cell office:value-type="float" office:value="1316.38514477267">
            <text:p>1316.38514477267</text:p>
          </table:table-cell>
          <table:table-cell office:value-type="float" office:value="15226.2903342826">
            <text:p>15226.2903342826</text:p>
          </table:table-cell>
        </table:table-row>
        <table:table-row table:style-name="ro1">
          <table:table-cell office:value-type="string">
            <text:p>InvestorRelations</text:p>
          </table:table-cell>
          <table:table-cell office:value-type="float" office:value="55130">
            <text:p>5513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54">
            <text:p>854</text:p>
          </table:table-cell>
          <table:table-cell office:value-type="float" office:value="11.7923739282227">
            <text:p>11.7923739282227</text:p>
          </table:table-cell>
          <table:table-cell table:style-name="ce2" office:value-type="string">
            <text:p>3.6277888626881916E-5</text:p>
          </table:table-cell>
          <table:table-cell office:value-type="float" office:value="88.5261274917544">
            <text:p>88.5261274917544</text:p>
          </table:table-cell>
          <table:table-cell office:value-type="float" office:value="1539.82148059768">
            <text:p>1539.82148059768</text:p>
          </table:table-cell>
          <table:table-cell office:value-type="float" office:value="17811.4330854344">
            <text:p>17811.4330854344</text:p>
          </table:table-cell>
        </table:table-row>
        <table:table-row table:style-name="ro1">
          <table:table-cell office:value-type="string">
            <text:p>Press</text:p>
          </table:table-cell>
          <table:table-cell office:value-type="float" office:value="55128">
            <text:p>5512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04">
            <text:p>704</text:p>
          </table:table-cell>
          <table:table-cell office:value-type="float" office:value="12.1197450371691">
            <text:p>12.1197450371691</text:p>
          </table:table-cell>
          <table:table-cell office:value-type="float" office:value="0">
            <text:p>0</text:p>
          </table:table-cell>
          <table:table-cell office:value-type="float" office:value="88.5271805808031">
            <text:p>88.5271805808031</text:p>
          </table:table-cell>
          <table:table-cell office:value-type="float" office:value="1353.84340614783">
            <text:p>1353.84340614783</text:p>
          </table:table-cell>
          <table:table-cell office:value-type="float" office:value="15660">
            <text:p>15660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55128">
            <text:p>5512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2.7537749709792">
            <text:p>12.7537749709792</text:p>
          </table:table-cell>
          <table:table-cell table:style-name="ce2" office:value-type="string">
            <text:p>1.8139602379915833E-5</text:p>
          </table:table-cell>
          <table:table-cell office:value-type="float" office:value="88.5259011486464">
            <text:p>88.5259011486464</text:p>
          </table:table-cell>
          <table:table-cell office:value-type="float" office:value="2150.6078159199">
            <text:p>2150.6078159199</text:p>
          </table:table-cell>
          <table:table-cell office:value-type="float" office:value="24876.5883761428">
            <text:p>24876.5883761428</text:p>
          </table:table-cell>
        </table:table-row>
        <table:table-row table:style-name="ro1">
          <table:table-cell office:value-type="string">
            <text:p>Donation</text:p>
          </table:table-cell>
          <table:table-cell office:value-type="float" office:value="55127">
            <text:p>5512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45">
            <text:p>945</text:p>
          </table:table-cell>
          <table:table-cell office:value-type="float" office:value="10.3890821626349">
            <text:p>10.3890821626349</text:p>
          </table:table-cell>
          <table:table-cell table:style-name="ce2" office:value-type="string">
            <text:p>1.813993143105919E-5</text:p>
          </table:table-cell>
          <table:table-cell office:value-type="float" office:value="88.5262855316764">
            <text:p>88.5262855316764</text:p>
          </table:table-cell>
          <table:table-cell office:value-type="float" office:value="1256.12021916436">
            <text:p>1256.12021916436</text:p>
          </table:table-cell>
          <table:table-cell office:value-type="float" office:value="14529.7760625465">
            <text:p>14529.7760625465</text:p>
          </table:table-cell>
        </table:table-row>
        <table:table-row table:style-name="ro1">
          <table:table-cell office:value-type="string">
            <text:p>Imprint</text:p>
          </table:table-cell>
          <table:table-cell office:value-type="float" office:value="55126">
            <text:p>5512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43">
            <text:p>843</text:p>
          </table:table-cell>
          <table:table-cell office:value-type="float" office:value="10.3211235446813">
            <text:p>10.3211235446813</text:p>
          </table:table-cell>
          <table:table-cell office:value-type="float" office:value="0">
            <text:p>0</text:p>
          </table:table-cell>
          <table:table-cell office:value-type="float" office:value="88.5265277675179">
            <text:p>88.5265277675179</text:p>
          </table:table-cell>
          <table:table-cell office:value-type="float" office:value="1245.25010347981">
            <text:p>1245.25010347981</text:p>
          </table:table-cell>
          <table:table-cell office:value-type="float" office:value="14404">
            <text:p>1440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41041">
            <text:p>441041</text:p>
          </table:table-cell>
          <table:table-cell table:style-name="ce1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49">
            <text:p>949</text:p>
          </table:table-cell>
          <table:table-cell office:value-type="float" office:value="11.3779831273398">
            <text:p>11.3779831273398</text:p>
          </table:table-cell>
          <table:table-cell table:style-name="ce2" office:value-type="string">
            <text:p>2.267362898233951E-5</text:p>
          </table:table-cell>
          <table:table-cell table:style-name="ce1" office:value-type="float" office:value="708.161728460478">
            <text:p>708.161728460478</text:p>
          </table:table-cell>
          <table:table-cell office:value-type="float" office:value="11736.7286022271">
            <text:p>11736.7286022271</text:p>
          </table:table-cell>
          <table:table-cell office:value-type="float" office:value="16971.2787427926">
            <text:p>16971.27874279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 text:c="7"/>H <text:s text:c="4"/>state load <text:s/>AP </text:p>
          </table:table-cell>
          <table:table-cell office:value-type="string">
            <text:p><text:s/>S </text:p>
          </table:table-cell>
          <table:table-cell office:value-type="string">
            <text:p><text:s/>A </text:p>
          </table:table-cell>
          <table:table-cell office:value-type="string">
            <text:p><text:s/>ajp </text:p>
          </table:table-cell>
          <table:table-cell office:value-type="string">
            <text:p><text:s text:c="2"/>TP </text:p>
          </table:table-cell>
          <table:table-cell office:value-type="string">
            <text:p><text:s text:c="3"/>av </text:p>
          </table:table-cell>
          <table:table-cell office:value-type="string">
            <text:p><text:s/>sess </text:p>
          </table:table-cell>
          <table:table-cell office:value-type="string">
            <text:p><text:s text:c="2"/>lastupdate </text:p>
          </table:table-cell>
          <table:table-cell office:value-type="string">
            <text:p><text:s text:c="3"/>lastvisit </text:p>
          </table:table-cell>
          <table:table-cell office:value-type="string">
            <text:p><text:s text:c="3"/>lasttrail</text:p>
          </table:table-cell>
        </table:table-row>
        <table:table-row table:style-name="ro1">
          <table:table-cell table:style-name="ce1" office:value-type="string">
            <text:p><text:s text:c="2"/>pfix20 <text:s text:c="3"/>ACTIVE 4.68 <text:s/>67 </text:p>
          </table:table-cell>
          <table:table-cell office:value-type="string">
            <text:p><text:s/>a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2"/>10 </text:p>
          </table:table-cell>
          <table:table-cell table:style-name="ce2" office:value-type="string">
            <text:p><text:s/>128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4"/>5 </text:p>
          </table:table-cell>
          <table:table-cell office:value-type="string">
            <text:p><text:s/>19.08 10:29 </text:p>
          </table:table-cell>
          <table:table-cell office:value-type="string">
            <text:p><text:s/>19.08 12:15 </text:p>
          </table:table-cell>
          <table:table-cell office:value-type="string">
            <text:p><text:s/>19.08 12:25</text:p>
          </table:table-cell>
        </table:table-row>
        <table:table-row table:style-name="ro1">
          <table:table-cell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1 </text:p>
          </table:table-cell>
          <table:table-cell table:style-name="ce2" office:value-type="string">
            <text:p><text:s/>129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8.08 18:55 </text:p>
          </table:table-cell>
          <table:table-cell office:value-type="string">
            <text:p><text:s/>19.08 11:30 </text:p>
          </table:table-cell>
          <table:table-cell office:value-type="string">
            <text:p><text:s/>19.08 12:01</text:p>
          </table:table-cell>
        </table:table-row>
        <table:table-row table:style-name="ro1">
          <table:table-cell table:style-name="ce1" office:value-type="string">
            <text:p><text:s text:c="2"/>pfix21 <text:s text:c="3"/>ACTIVE 4.60 <text:s/>67 </text:p>
          </table:table-cell>
          <table:table-cell office:value-type="string">
            <text:p><text:s/>a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2"/>10 </text:p>
          </table:table-cell>
          <table:table-cell table:style-name="ce2" office:value-type="string">
            <text:p><text:s/>128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4"/>5 </text:p>
          </table:table-cell>
          <table:table-cell office:value-type="string">
            <text:p><text:s/>19.08 10:29 </text:p>
          </table:table-cell>
          <table:table-cell office:value-type="string">
            <text:p><text:s/>19.08 12:15 </text:p>
          </table:table-cell>
          <table:table-cell office:value-type="string">
            <text:p><text:s/>19.08 12:25</text:p>
          </table:table-cell>
        </table:table-row>
        <table:table-row table:style-name="ro1">
          <table:table-cell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1 </text:p>
          </table:table-cell>
          <table:table-cell table:style-name="ce2" office:value-type="string">
            <text:p><text:s/>128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8.08 18:55 </text:p>
          </table:table-cell>
          <table:table-cell office:value-type="string">
            <text:p><text:s/>19.08 11:23 </text:p>
          </table:table-cell>
          <table:table-cell office:value-type="string">
            <text:p><text:s/>19.08 11:29</text:p>
          </table:table-cell>
        </table:table-row>
      </table:table>
      <table:table table:name="Sheet4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Filter: pfixui-0.0.1-SNAPSHOT</text:p>
          </table:table-cell>
          <table:table-cell table:number-columns-repeated="9"/>
        </table:table-row>
        <table:table-row table:style-name="ro1">
          <table:table-cell office:value-type="string">
            <text:p>10 threads / sessions</text:p>
          </table:table-cell>
          <table:table-cell table:number-columns-repeated="9"/>
        </table:table-row>
        <table:table-row table:style-name="ro1">
          <table:table-cell office:value-type="string">
            <text:p>8 pages, 10000 loops</text:p>
          </table:table-cell>
          <table:table-cell table:number-columns-repeated="9"/>
        </table:table-row>
        <table:table-row table:style-name="ro1">
          <table:table-cell office:value-type="string">
            <text:p>request distributed on pfix20/21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43740">
            <text:p>437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77">
            <text:p>477</text:p>
          </table:table-cell>
          <table:table-cell office:value-type="float" office:value="9.22126383289252">
            <text:p>9.22126383289252</text:p>
          </table:table-cell>
          <table:table-cell table:style-name="ce2" office:value-type="string">
            <text:p>2.2862368541380887E-5</text:p>
          </table:table-cell>
          <table:table-cell office:value-type="float" office:value="83.9563519103237">
            <text:p>83.9563519103237</text:p>
          </table:table-cell>
          <table:table-cell office:value-type="float" office:value="1450.84150058003">
            <text:p>1450.84150058003</text:p>
          </table:table-cell>
          <table:table-cell office:value-type="float" office:value="17695.6437814358">
            <text:p>17695.6437814358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43739">
            <text:p>4373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87">
            <text:p>887</text:p>
          </table:table-cell>
          <table:table-cell office:value-type="float" office:value="11.1563596310981">
            <text:p>11.1563596310981</text:p>
          </table:table-cell>
          <table:table-cell table:style-name="ce2" office:value-type="string">
            <text:p>4.5725782482452734E-5</text:p>
          </table:table-cell>
          <table:table-cell office:value-type="float" office:value="83.9612011294902">
            <text:p>83.9612011294902</text:p>
          </table:table-cell>
          <table:table-cell office:value-type="float" office:value="1395.71734463091">
            <text:p>1395.71734463091</text:p>
          </table:table-cell>
          <table:table-cell office:value-type="float" office:value="17022.3215208395">
            <text:p>17022.3215208395</text:p>
          </table:table-cell>
        </table:table-row>
        <table:table-row table:style-name="ro1">
          <table:table-cell office:value-type="string">
            <text:p>Brands</text:p>
          </table:table-cell>
          <table:table-cell office:value-type="float" office:value="43737">
            <text:p>4373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35">
            <text:p>635</text:p>
          </table:table-cell>
          <table:table-cell office:value-type="float" office:value="10.8450974169375">
            <text:p>10.8450974169375</text:p>
          </table:table-cell>
          <table:table-cell table:style-name="ce2" office:value-type="string">
            <text:p>2.286393671262318E-5</text:p>
          </table:table-cell>
          <table:table-cell office:value-type="float" office:value="83.9597794704834">
            <text:p>83.9597794704834</text:p>
          </table:table-cell>
          <table:table-cell office:value-type="float" office:value="1298.31728972442">
            <text:p>1298.31728972442</text:p>
          </table:table-cell>
          <table:table-cell office:value-type="float" office:value="15834.6879072639">
            <text:p>15834.6879072639</text:p>
          </table:table-cell>
        </table:table-row>
        <table:table-row table:style-name="ro1">
          <table:table-cell office:value-type="string">
            <text:p>InvestorRelations</text:p>
          </table:table-cell>
          <table:table-cell office:value-type="float" office:value="43736">
            <text:p>4373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83">
            <text:p>583</text:p>
          </table:table-cell>
          <table:table-cell office:value-type="float" office:value="10.6506136735455">
            <text:p>10.6506136735455</text:p>
          </table:table-cell>
          <table:table-cell table:style-name="ce2" office:value-type="string">
            <text:p>2.2864459484177794E-5</text:p>
          </table:table-cell>
          <table:table-cell office:value-type="float" office:value="83.9599550790436">
            <text:p>83.9599550790436</text:p>
          </table:table-cell>
          <table:table-cell office:value-type="float" office:value="1510.26484984654">
            <text:p>1510.26484984654</text:p>
          </table:table-cell>
          <table:table-cell office:value-type="float" office:value="18419.6287955003">
            <text:p>18419.6287955003</text:p>
          </table:table-cell>
        </table:table-row>
        <table:table-row table:style-name="ro1">
          <table:table-cell office:value-type="string">
            <text:p>Press</text:p>
          </table:table-cell>
          <table:table-cell office:value-type="float" office:value="43734">
            <text:p>4373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86">
            <text:p>886</text:p>
          </table:table-cell>
          <table:table-cell office:value-type="float" office:value="13.6276186176156">
            <text:p>13.6276186176156</text:p>
          </table:table-cell>
          <table:table-cell office:value-type="float" office:value="0">
            <text:p>0</text:p>
          </table:table-cell>
          <table:table-cell office:value-type="float" office:value="83.9651421977925">
            <text:p>83.9651421977925</text:p>
          </table:table-cell>
          <table:table-cell office:value-type="float" office:value="1333.93059890009">
            <text:p>1333.93059890009</text:p>
          </table:table-cell>
          <table:table-cell office:value-type="float" office:value="16268">
            <text:p>16268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float" office:value="43734">
            <text:p>4373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80">
            <text:p>880</text:p>
          </table:table-cell>
          <table:table-cell office:value-type="float" office:value="12.6907611838059">
            <text:p>12.6907611838059</text:p>
          </table:table-cell>
          <table:table-cell table:style-name="ce2" office:value-type="string">
            <text:p>4.573101019801528E-5</text:p>
          </table:table-cell>
          <table:table-cell office:value-type="float" office:value="83.9690112991638">
            <text:p>83.9690112991638</text:p>
          </table:table-cell>
          <table:table-cell office:value-type="float" office:value="2093.06968092702">
            <text:p>2093.06968092702</text:p>
          </table:table-cell>
          <table:table-cell office:value-type="float" office:value="25524.932592491">
            <text:p>25524.932592491</text:p>
          </table:table-cell>
        </table:table-row>
        <table:table-row table:style-name="ro1">
          <table:table-cell office:value-type="string">
            <text:p>Donation</text:p>
          </table:table-cell>
          <table:table-cell office:value-type="float" office:value="43731">
            <text:p>4373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74">
            <text:p>774</text:p>
          </table:table-cell>
          <table:table-cell office:value-type="float" office:value="11.0927839775514">
            <text:p>11.0927839775514</text:p>
          </table:table-cell>
          <table:table-cell office:value-type="float" office:value="0">
            <text:p>0</text:p>
          </table:table-cell>
          <table:table-cell office:value-type="float" office:value="83.9692164716454">
            <text:p>83.9692164716454</text:p>
          </table:table-cell>
          <table:table-cell office:value-type="float" office:value="1245.27004036954">
            <text:p>1245.27004036954</text:p>
          </table:table-cell>
          <table:table-cell office:value-type="float" office:value="15186">
            <text:p>15186</text:p>
          </table:table-cell>
        </table:table-row>
        <table:table-row table:style-name="ro1">
          <table:table-cell office:value-type="string">
            <text:p>Imprint</text:p>
          </table:table-cell>
          <table:table-cell office:value-type="float" office:value="43731">
            <text:p>4373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021">
            <text:p>3021</text:p>
          </table:table-cell>
          <table:table-cell office:value-type="float" office:value="17.6739375806363">
            <text:p>17.6739375806363</text:p>
          </table:table-cell>
          <table:table-cell table:style-name="ce2" office:value-type="string">
            <text:p>2.2867073700578538E-5</text:p>
          </table:table-cell>
          <table:table-cell office:value-type="float" office:value="83.9677654102191">
            <text:p>83.9677654102191</text:p>
          </table:table-cell>
          <table:table-cell office:value-type="float" office:value="1230.9565090361">
            <text:p>1230.9565090361</text:p>
          </table:table-cell>
          <table:table-cell office:value-type="float" office:value="15011.7066840456">
            <text:p>15011.7066840456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349882">
            <text:p>349882</text:p>
          </table:table-cell>
          <table:table-cell table:style-name="ce1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021">
            <text:p>3021</text:p>
          </table:table-cell>
          <table:table-cell office:value-type="float" office:value="12.5467418834386">
            <text:p>12.5467418834386</text:p>
          </table:table-cell>
          <table:table-cell table:style-name="ce2" office:value-type="string">
            <text:p>2.286485157853219E-5</text:p>
          </table:table-cell>
          <table:table-cell table:style-name="ce1" office:value-type="float" office:value="671.577876522357">
            <text:p>671.577876522357</text:p>
          </table:table-cell>
          <table:table-cell office:value-type="float" office:value="11556.1175491947">
            <text:p>11556.1175491947</text:p>
          </table:table-cell>
          <table:table-cell office:value-type="float" office:value="17620.3904030502">
            <text:p>17620.39040305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 text:c="7"/>H <text:s text:c="4"/>state load <text:s/>AP </text:p>
          </table:table-cell>
          <table:table-cell office:value-type="string">
            <text:p><text:s/>S </text:p>
          </table:table-cell>
          <table:table-cell office:value-type="string">
            <text:p><text:s/>A </text:p>
          </table:table-cell>
          <table:table-cell office:value-type="string">
            <text:p><text:s/>ajp </text:p>
          </table:table-cell>
          <table:table-cell office:value-type="string">
            <text:p><text:s text:c="2"/>TP </text:p>
          </table:table-cell>
          <table:table-cell office:value-type="string">
            <text:p><text:s text:c="3"/>av </text:p>
          </table:table-cell>
          <table:table-cell office:value-type="string">
            <text:p><text:s/>sess </text:p>
          </table:table-cell>
          <table:table-cell office:value-type="string">
            <text:p><text:s text:c="2"/>lastupdate </text:p>
          </table:table-cell>
          <table:table-cell office:value-type="string">
            <text:p><text:s text:c="3"/>lastvisit </text:p>
          </table:table-cell>
          <table:table-cell office:value-type="string">
            <text:p><text:s text:c="3"/>lasttrail</text:p>
          </table:table-cell>
        </table:table-row>
        <table:table-row table:style-name="ro1">
          <table:table-cell table:style-name="ce1" office:value-type="string">
            <text:p><text:s text:c="2"/>pfix20 <text:s text:c="3"/>ACTIVE 4.89 <text:s/>67 </text:p>
          </table:table-cell>
          <table:table-cell office:value-type="string">
            <text:p><text:s/>a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0 </text:p>
          </table:table-cell>
          <table:table-cell table:style-name="ce2" office:value-type="string">
            <text:p><text:s/>127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9.08 10:29 </text:p>
          </table:table-cell>
          <table:table-cell office:value-type="string">
            <text:p><text:s/>19.08 10:53 </text:p>
          </table:table-cell>
          <table:table-cell office:value-type="string">
            <text:p><text:s/>19.08 11:01</text:p>
          </table:table-cell>
        </table:table-row>
        <table:table-row table:style-name="ro1">
          <table:table-cell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3"/>8 </text:p>
          </table:table-cell>
          <table:table-cell table:style-name="ce2" office:value-type="string">
            <text:p><text:s/>128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4"/>5 </text:p>
          </table:table-cell>
          <table:table-cell office:value-type="string">
            <text:p><text:s/>18.08 18:55 </text:p>
          </table:table-cell>
          <table:table-cell office:value-type="string">
            <text:p><text:s/>19.08 11:12 </text:p>
          </table:table-cell>
          <table:table-cell office:value-type="string">
            <text:p><text:s/>19.08 11:18</text:p>
          </table:table-cell>
        </table:table-row>
        <table:table-row table:style-name="ro1">
          <table:table-cell table:style-name="ce1" office:value-type="string">
            <text:p><text:s text:c="2"/>pfix21 <text:s text:c="3"/>ACTIVE 4.49 <text:s/>67 </text:p>
          </table:table-cell>
          <table:table-cell office:value-type="string">
            <text:p><text:s/>a </text:p>
          </table:table-cell>
          <table:table-cell office:value-type="string">
            <text:p><text:s text:c="3"/></text:p>
          </table:table-cell>
          <table:table-cell table:style-name="ce2" office:value-type="string">
            <text:p><text:s text:c="3"/>0 </text:p>
          </table:table-cell>
          <table:table-cell table:style-name="ce2" office:value-type="string">
            <text:p><text:s/>127 </text:p>
          </table:table-cell>
          <table:table-cell table:style-name="ce2" office:value-type="string">
            <text:p><text:s text:c="3"/>0% </text:p>
          </table:table-cell>
          <table:table-cell table:style-name="ce2" office:value-type="string">
            <text:p><text:s text:c="4"/>0 </text:p>
          </table:table-cell>
          <table:table-cell office:value-type="string">
            <text:p><text:s/>19.08 10:29 </text:p>
          </table:table-cell>
          <table:table-cell office:value-type="string">
            <text:p><text:s/>19.08 10:49 </text:p>
          </table:table-cell>
          <table:table-cell office:value-type="string">
            <text:p><text:s/>19.08 10:53</text:p>
          </table:table-cell>
        </table:table-row>
        <table:table-row table:style-name="ro1">
          <table:table-cell office:value-type="string">
            <text:p><text:s text:c="28"/></text:p>
          </table:table-cell>
          <table:table-cell office:value-type="string">
            <text:p><text:s/>b </text:p>
          </table:table-cell>
          <table:table-cell office:value-type="string">
            <text:p><text:s/>* </text:p>
          </table:table-cell>
          <table:table-cell table:style-name="ce2" office:value-type="string">
            <text:p><text:s text:c="3"/>8 </text:p>
          </table:table-cell>
          <table:table-cell table:style-name="ce2" office:value-type="string">
            <text:p><text:s/>129 </text:p>
          </table:table-cell>
          <table:table-cell table:style-name="ce2" office:value-type="string">
            <text:p><text:s/>100% </text:p>
          </table:table-cell>
          <table:table-cell table:style-name="ce2" office:value-type="string">
            <text:p><text:s text:c="4"/>5 </text:p>
          </table:table-cell>
          <table:table-cell office:value-type="string">
            <text:p><text:s/>18.08 18:55 </text:p>
          </table:table-cell>
          <table:table-cell office:value-type="string">
            <text:p><text:s/>19.08 11:12 </text:p>
          </table:table-cell>
          <table:table-cell office:value-type="string">
            <text:p><text:s/>19.08 11: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08/24/2010</text:date>, <text:time>08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Seelmann</meta:initial-creator>
    <meta:creation-date>2010-08-19T11:13:46</meta:creation-date>
    <dc:date>2010-08-24T08:55:35</dc:date>
    <dc:creator>Stefan Seelmann</dc:creator>
    <meta:editing-duration>PT02H41M53S</meta:editing-duration>
    <meta:editing-cycles>15</meta:editing-cycles>
    <meta:generator>OpenOffice.org/3.2$Linux OpenOffice.org_project/320m12$Build-9483</meta:generator>
    <meta:printed-by>Stefan Seelmann</meta:printed-by>
    <meta:print-date>2010-08-19T13:29:49</meta:print-date>
    <meta:document-statistic meta:table-count="4" meta:cell-count="616" meta:object-count="0"/>
  </office:meta>
</office:document-meta>
</file>